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0.952cm" fo:min-width="1.19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0.848cm" fo:min-width="1.094cm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5.316cm" fo:min-width="8.366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5.316cm" fo:min-width="2.4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6cm" svg:stroke-color="#d02bd2" draw:marker-start-width="0.358cm" draw:marker-end-width="0.358cm" draw:fill="none" draw:textarea-horizontal-align="justify" draw:textarea-vertical-align="middle" draw:auto-grow-height="false" fo:min-height="0.848cm" fo:min-width="1.094cm" fo:padding-top="0.177cm" fo:padding-bottom="0.177cm" fo:padding-left="0.302cm" fo:padding-right="0.302cm"/>
    </style:style>
    <style:style style:name="gr8" style:family="graphic" style:parent-style-name="objectwithoutfill">
      <style:graphic-properties draw:stroke="dash" draw:stroke-dash="Fine_20_Dashed" svg:stroke-width="0.035cm" svg:stroke-color="#be3f7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7cm" svg:x="3.1cm" svg:y="10.2cm">
          <text:p text:style-name="P1">P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4cm" svg:height="1.7cm" svg:x="6.2cm" svg:y="10.2cm">
          <text:p text:style-name="P1">P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4cm" svg:height="1.7cm" svg:x="4.7cm" svg:y="12.6cm">
          <text:p text:style-name="P1">C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2.4cm" svg:height="1.7cm" svg:x="9.2cm" svg:y="10.2cm">
          <text:p text:style-name="P1">P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2.4cm" svg:height="1.7cm" svg:x="12.401cm" svg:y="10.201cm">
          <text:p text:style-name="P1">P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.4cm" svg:height="1.7cm" svg:x="15.602cm" svg:y="10.202cm">
          <text:p text:style-name="P1">PV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4.3cm" svg:y1="11.9cm" svg:x2="5.051cm" svg:y2="12.849cm" draw:start-shape="id1" draw:start-glue-point="8" draw:end-shape="id2" draw:end-glue-point="5" svg:d="M4300 11900c0 526 751 52 751 949" svg:viewBox="0 0 752 950">
          <text:p/>
        </draw:connector>
        <draw:connector draw:style-name="gr3" draw:text-style-name="P2" draw:layer="layout" draw:type="curve" svg:x1="7.4cm" svg:y1="11.9cm" svg:x2="6.749cm" svg:y2="12.849cm" draw:start-shape="id3" draw:start-glue-point="8" draw:end-shape="id2" draw:end-glue-point="11" svg:d="M7400 11900c0 526-651 52-651 949" svg:viewBox="0 0 652 950">
          <text:p/>
        </draw:connector>
        <draw:custom-shape draw:style-name="gr2" draw:text-style-name="P2" xml:id="id4" draw:id="id4" draw:layer="layout" svg:width="2.4cm" svg:height="1.7cm" svg:x="8.801cm" svg:y="12.901cm">
          <text:p text:style-name="P1">C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6.749cm" svg:y1="14.051cm" svg:x2="8.801cm" svg:y2="13.751cm" draw:start-shape="id2" draw:start-glue-point="9" draw:end-shape="id4" draw:end-glue-point="6" svg:d="M6749 14051c0 1206 601 1006 796 629s-19-929 1256-929" svg:viewBox="0 0 2053 1220">
          <text:p/>
        </draw:connector>
        <draw:connector draw:style-name="gr3" draw:text-style-name="P2" draw:layer="layout" draw:type="curve" svg:x1="8.249cm" svg:y1="11.651cm" svg:x2="9.152cm" svg:y2="13.15cm" draw:start-shape="id3" draw:start-glue-point="9" draw:end-shape="id4" draw:end-glue-point="5" svg:d="M8249 11651c0 1125 903 376 903 1499" svg:viewBox="0 0 904 1500">
          <text:p/>
        </draw:connector>
        <draw:connector draw:style-name="gr3" draw:text-style-name="P2" draw:layer="layout" draw:type="curve" svg:x1="10.4cm" svg:y1="11.9cm" svg:x2="10.001cm" svg:y2="12.901cm" draw:start-shape="id5" draw:start-glue-point="8" draw:end-shape="id4" draw:end-glue-point="4" svg:d="M10400 11900c0 751-399 251-399 1001" svg:viewBox="0 0 400 1002">
          <text:p/>
        </draw:connector>
        <draw:custom-shape draw:style-name="gr2" draw:text-style-name="P2" xml:id="id7" draw:id="id7" draw:layer="layout" svg:width="2.4cm" svg:height="1.7cm" svg:x="12.4cm" svg:y="13.5cm">
          <text:p text:style-name="P1">C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3.601cm" svg:y1="11.901cm" svg:x2="13.6cm" svg:y2="13.5cm" draw:start-shape="id6" draw:start-glue-point="8" draw:end-shape="id7" draw:end-glue-point="4" svg:d="M13601 11901c0 1200-1 401-1 1599" svg:viewBox="0 0 2 1600">
          <text:p/>
        </draw:connector>
        <draw:custom-shape draw:style-name="gr4" draw:text-style-name="P2" draw:layer="layout" svg:width="8.9cm" svg:height="5.6cm" svg:x="2.9cm" svg:y="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5.6cm" svg:x="12.1cm" svg:y="9.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12cm" svg:height="0.798cm" svg:x="2.6cm" svg:y="9.2cm">
          <draw:text-box>
            <text:p text:style-name="P3">Synchronizer 1</text:p>
          </draw:text-box>
        </draw:frame>
        <draw:frame draw:style-name="gr6" draw:text-style-name="P4" draw:layer="layout" svg:width="3.812cm" svg:height="0.798cm" svg:x="11.801cm" svg:y="9.2cm">
          <draw:text-box>
            <text:p text:style-name="P3">Synchronizer 2</text:p>
          </draw:text-box>
        </draw:frame>
        <draw:custom-shape draw:style-name="gr7" draw:text-style-name="P2" xml:id="id8" draw:id="id8" draw:layer="layout" svg:width="2.4cm" svg:height="1.7cm" svg:x="10.202cm" svg:y="16.502cm">
          <text:p text:style-name="P1">C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0.001cm" svg:y1="14.601cm" svg:x2="10.553cm" svg:y2="16.751cm" draw:start-shape="id4" draw:start-glue-point="8" draw:end-shape="id8" draw:end-glue-point="5" svg:d="M10001 14601c0 1426 552 352 552 2150" svg:viewBox="0 0 553 2151">
          <text:p/>
        </draw:connector>
        <draw:connector draw:style-name="gr8" draw:text-style-name="P2" draw:layer="layout" draw:type="curve" svg:x1="12.751cm" svg:y1="14.951cm" svg:x2="12.251cm" svg:y2="16.751cm" draw:start-shape="id7" draw:start-glue-point="7" draw:end-shape="id8" draw:end-glue-point="11" svg:d="M12751 14951c0 1351-500 452-500 1800" svg:viewBox="0 0 501 1801">
          <text:p/>
        </draw:connector>
        <draw:connector draw:style-name="gr8" draw:text-style-name="P2" draw:layer="layout" draw:type="curve" svg:x1="16.802cm" svg:y1="11.902cm" svg:x2="12.602cm" svg:y2="17.352cm" draw:start-shape="id9" draw:start-glue-point="8" draw:end-shape="id8" draw:end-glue-point="10" svg:d="M16802 11902c0 3634-1400 5450-4200 5450" svg:viewBox="0 0 4201 5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8:34:27.366061182</meta:creation-date>
    <dc:date>2018-11-27T18:44:15.013896361</dc:date>
    <meta:editing-duration>PT9M45S</meta:editing-duration>
    <meta:editing-cycles>8</meta:editing-cycles>
    <meta:generator>LibreOffice/5.3.6.1$Linux_X86_64 LibreOffice_project/30$Build-1</meta:generator>
    <meta:document-statistic meta:object-count="22"/>
  </office:meta>
</office:document-meta>
</file>